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4" style:family="table-cell" style:parent-style-name="Default" style:data-style-name="N100">
      <style:table-cell-properties fo:background-color="#fff685" style:text-align-source="fix" style:repeat-content="false" fo:border="0.26pt solid #000000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100">
      <style:table-cell-properties fo:background-color="#fff450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23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5"/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5"/>
          <table:table-cell table:style-name="ce8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2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2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28"/>
        <table:table-column table:style-name="co2" table:default-cell-style-name="ce23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3"/>
        <table:table-row table:style-name="ro1">
          <table:table-cell table:style-name="ce23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23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23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23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23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23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23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23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23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23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23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23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23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23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23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23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23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23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00-00-00</text:date>, <text:time style:data-style-name="N2" text:time-value="09:24:40.372515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7T22:06:08.379209096</dc:date>
    <meta:editing-duration>PT15H59M44S</meta:editing-duration>
    <meta:editing-cycles>30</meta:editing-cycles>
    <meta:generator>LibreOffice/6.0.7.3$Linux_X86_64 LibreOffice_project/00m0$Build-3</meta:generator>
    <meta:document-statistic meta:table-count="2" meta:cell-count="1452" meta:object-count="0"/>
  </office:meta>
</office:document-meta>
</file>